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VL Gothic" svg:font-family="'VL Gothic'" style:font-family-generic="system" style:font-pitch="variable"/>
    <style:font-face style:name="WenQuanYi Zen Hei Sharp" svg:font-family="'WenQuanYi Zen Hei Sharp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949cm"/>
    </style:style>
    <style:style style:name="pr1" style:family="presentation" style:parent-style-name="midnightblue1-title">
      <style:graphic-properties draw:auto-grow-height="true" fo:min-height="3.68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color="#800000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83cm" svg:x="1cm" svg:y="9.99cm" presentation:class="title" presentation:user-transformed="true">
          <draw:text-box>
            <text:p>JSON Information System Validation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Progress Report</text:p>
            <text:p>Ste Jones</text:p>
            <text:p>(Liverpool University, GridPP)</text:p>
            <text:p>July <text:s/>2019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tents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Introduction</text:span></text:p>
              </text:list-item>
              <text:list-item>
                <text:p><text:span text:style-name="T1">Where I keep the work</text:span></text:p>
              </text:list-item>
              <text:list-item>
                <text:p><text:span text:style-name="T1">Levels of validation</text:span></text:p>
              </text:list-item>
              <text:list-item>
                <text:p><text:span text:style-name="T1">Standards</text:span></text:p>
              </text:list-item>
              <text:list-item>
                <text:p><text:span text:style-name="T1">Technology </text:span></text:p>
              </text:list-item>
              <text:list-item>
                <text:p><text:span text:style-name="T1">The Schema</text:span></text:p>
              </text:list-item>
              <text:list-item>
                <text:p><text:span text:style-name="T1">Limitations</text:span></text:p>
              </text:list-item>
              <text:list-item>
                <text:p><text:span text:style-name="T1">The RI Parser</text:span></text:p>
              </text:list-item>
              <text:list-item>
                <text:p><text:span text:style-name="T1">Workflow</text:span></text:p>
              </text:list-item>
              <text:list-item>
                <text:p><text:span text:style-name="T1">Further steps</text:span></text:p>
              </text:list-item>
              <text:list-item>
                <text:p><text:span text:style-name="T1">Wrap u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We are striving to change the BDII</text:span></text:p>
              </text:list-item>
              <text:list-item>
                <text:p><text:span text:style-name="T1">One idea is to use JSON, a structured file format</text:span></text:p>
              </text:list-item>
              <text:list-item>
                <text:p><text:span text:style-name="T1">Only well formed JSON conforming to a proper schema is useful</text:span></text:p>
              </text:list-item>
              <text:list-item>
                <text:p><text:span text:style-name="T1">It’s impossible to write complex JSON by hand</text:span></text:p>
              </text:list-item>
              <text:list-item>
                <text:p><text:span text:style-name="T1">Hence we’ll need tools to automatically validate the JSON in the syst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ere I keep the work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work is here:</text:p>
                <text:list>
                  <text:list-header>
                    <text:p><text:a xlink:href="https://github.com/sjones-hep-ph-liv-ac-uk/json_info_system" xlink:type="simple">https://github.com/sjones-hep-ph-liv-ac-uk/json_info_system</text:a></text:p>
                  </text:list-header>
                </text:list>
              </text:list-item>
              <text:list-item>
                <text:p>You can download like this:</text:p>
                <text:list>
                  <text:list-header>
                    <text:p>git clone <text:a xlink:href="https://github.com/sjones-hep-ph-liv-ac-uk/json_info_system" xlink:type="simple">https://github.com/sjones-hep-ph-liv-ac-uk/json_info_system</text:a></text:p>
                  </text:list-header>
                </text:list>
              </text:list-item>
              <text:list-item>
                <text:p>There are two versions, v1.2 and v1.5, which correspond ~ to versions of this manual schema definition:</text:p>
                <text:list>
                  <text:list-header>
                    <text:p><text:a xlink:href="https://docs.google.com/document/d/1t9Hs25B0X7ruhRs4IbdAZ1qDEpBKg2RXBFL9kIesGC0" xlink:type="simple">https://docs.google.com/document/d/1t9Hs25B0X7ruhRs4IbdAZ1qDEpBKg2RXBFL9kIesGC0</text:a></text:p>
                  </text:list-header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vels of valid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JSON must be well formed. It has to comply with the <text:s/>grammar of a JSON file. This is not specific to any application. It’s not so easy to get the grammar correct by hand. </text:p>
              </text:list-item>
              <text:list-item>
                <text:p>And JSON must comply with a schema. The schema shows the structure of the document as it relates to a specific application. Schemas can be manual or automated.</text:p>
              </text:list-item>
              <text:list-item>
                <text:p>It’s impossible to write well-formed, schema-complaint JSON by hand, hence we’ll need tool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ch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re is a standard for <text:s/>JSON Schema.</text:p>
                <text:p><text:a xlink:href="https://json-schema.org/" xlink:type="simple">https://json-schema.org/</text:a></text:p>
              </text:list-item>
              <text:list-item>
                <text:p>The newest is draft 7.</text:p>
              </text:list-item>
              <text:list-item>
                <text:p>There are many tools that ingest a JSON document and its Schema and show if the former complies with the latter.</text:p>
              </text:list-item>
              <text:list-item>
                <text:p>I’m using a specific tool called “jsonschema”</text:p>
                <text:p><text:a xlink:href="https://pypi.org/project/jsonschema/" xlink:type="simple">https://pypi.org/project/jsonschema/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chnology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2">The jsonschema tool takes a JSON document and its schema. </text:span></text:p>
                <text:list>
                  <text:list-header>
                    <text:p><text:span text:style-name="T2">jsonschema -i liv.json ../crr/schema.json</text:span></text:p>
                  </text:list-header>
                </text:list>
              </text:list-item>
              <text:list-item>
                <text:p><text:span text:style-name="T2">It complains if the json document is not well formed. </text:span></text:p>
              </text:list-item>
              <text:list-item>
                <text:p><text:span text:style-name="T2">If it is well formed, it compares the json document to the schema and complains if it does not conform.</text:span></text:p>
              </text:list-item>
              <text:list-item>
                <text:p><text:span text:style-name="T2">It’s the “strong and silent type”. If all is well, it says noth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he Schem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bviously, this needs a schema file. There is one in the github:</text:p>
                <text:list>
                  <text:list-header>
                    <text:p>json_info_system/v1.5/crr/schema.json</text:p>
                  </text:list-header>
                </text:list>
              </text:list-item>
              <text:list-item>
                <text:p>A section of schema looks like this:</text:p>
              </text:list-item>
            </text:list>
          </draw:text-box>
        </draw:frame>
        <draw:frame draw:style-name="gr2" draw:text-style-name="P5" draw:layer="layout" svg:width="22.8cm" svg:height="7.899cm" svg:x="2cm" svg:y="12.301cm">
          <draw:text-box>
            <text:p text:style-name="P4"><text:span text:style-name="T3"><text:s text:c="3"/></text:span><text:span text:style-name="T3">"computingresources": {</text:span></text:p>
            <text:p text:style-name="P4"><text:span text:style-name="T3"><text:s text:c="6"/></text:span><text:span text:style-name="T3">"type": "object",</text:span></text:p>
            <text:p text:style-name="P4"><text:span text:style-name="T3"><text:s text:c="6"/></text:span><text:span text:style-name="T3">"patternProperties": {</text:span></text:p>
            <text:p text:style-name="P4"><text:span text:style-name="T3"><text:s text:c="8"/></text:span><text:span text:style-name="T3">"^.*$": {</text:span></text:p>
            <text:p text:style-name="P4"><text:span text:style-name="T3"><text:s text:c="10"/></text:span><text:span text:style-name="T3">"type": "object",</text:span></text:p>
            <text:p text:style-name="P4"><text:span text:style-name="T3"><text:s text:c="10"/></text:span><text:span text:style-name="T3">"required": ["site", "type", "jobmanager", "jobmanager_version", "status", "number_logical_cpus", "capacity_hs06", "os", "max_walltime_minutes", "max_memory_gb", "assigned_vos", "publication_time"],</text:span></text:p>
            <text:p text:style-name="P4"><text:span text:style-name="T3"><text:s text:c="10"/></text:span><text:span text:style-name="T3">"properties": {</text:span></text:p>
            <text:p text:style-name="P4"><text:span text:style-name="T3"><text:s text:c="12"/></text:span><text:span text:style-name="T3">"site": { "type": "string", "pattern": "^(.*)$" },</text:span></text:p>
            <text:p text:style-name="P4"><text:span text:style-name="T3"><text:s text:c="12"/></text:span><text:span text:style-name="T3">"type": { "type": "string", "enum": ["batch", "vacuum"] } ,</text:span></text:p>
            <text:p text:style-name="P4"><text:span text:style-name="T3"><text:s text:c="12"/></text:span><text:span text:style-name="T3">"jobmanager": { "type": "string", "enum": ["condor", "torque","VAC","uk.ac.gridpp.vcycle","sge","slurm","lsf"] } ,</text:span></text:p>
            <text:p text:style-name="P4"><text:span text:style-name="T3"><text:s text:c="12"/></text:span><text:span text:style-name="T3">"jobmanager_version": { "type": "string" },</text:span></text:p>
            <text:p text:style-name="P4"><text:span text:style-name="T3"><text:s text:c="12"/></text:span><text:span text:style-name="T3">"status": { "type": "string", "enum": ["development","pre-production","testing","production" ] } ,</text:span></text:p>
            <text:p text:style-name="P4"><text:span text:style-name="T3"><text:s text:c="12"/></text:span><text:span text:style-name="T3">"number_logical_cpus": { "type": "number" },</text:span></text:p>
            <text:p text:style-name="P4"><text:span text:style-name="T3"><text:s text:c="12"/></text:span><text:span text:style-name="T3">"capacity_hs06": { "type": "number" },</text:span></text:p>
            <text:p text:style-name="P4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imita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JSON Schema technology is pretty good at constraining structure of the documents. </text:p>
              </text:list-item>
              <text:list-item>
                <text:p>The fields are typed; <text:s/>structures <text:s/>nested well; everything that must be there must be there; anything that must not be there must not be there; field values can be constrained to an enum list or a regex pattern, etc.</text:p>
              </text:list-item>
              <text:list-item>
                <text:p>Unfortunately, there are limitations. Uniqueness is a problem; and relational aspects is another, related probl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imita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niqueness: You can have two entities at the same level with the same name. Problem: identity is lost; one will be overwritten.</text:p>
              </text:list-item>
              <text:list-item>
                <text:p>Relational aspects: Shares in the accesspoints section relate to names in the shares section. Similar with VOs in the resource section versus VOs in the shares section.</text:p>
              </text:list-item>
              <text:list-item>
                <text:p>And there is no way to impose these things in JSON Schema, leading to a loss of relational integrit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RI Pars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ut I’ve solved all this with a “SAX style” parser.</text:p>
              </text:list-item>
              <text:list-item>
                <text:p>Once the JSON file is known to be well formed and to comply with an application schema, it is possible to parse the file successfully.</text:p>
              </text:list-item>
              <text:list-item>
                <text:p>So I’ve written a python tool to parse a computingresources JSON, and impose the relational integrity required.</text:p>
              </text:list-item>
              <text:list-item>
                <text:p>Hence, with the schema and the RI parser <text:s/>taken together, we can keep ~ complete control over the JSON documents, and reject poor on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kflow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reate a JSON document.</text:p>
              </text:list-item>
              <text:list-item>
                <text:p>Validate/edit cycle until it passes schema check.</text:p>
              </text:list-item>
              <text:list-item>
                <text:p>Parse/edit until is passes the relational integrity check.</text:p>
              </text:list-item>
              <text:list-item>
                <text:p>End result: reliable JSON.</text:p>
              </text:list-item>
              <text:list-item>
                <text:p>Obviously if JSON production is done by a computer, then the workflow can be used to test that the tools are goo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rther step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onverge on manual schema document.</text:p>
              </text:list-item>
              <text:list-item>
                <text:p>Update JSON Schema and RI parser to match.</text:p>
              </text:list-item>
              <text:list-item>
                <text:p>In future, adopt JSON Schema and RI parser <text:s/>as change control element, since they are far less ambiguous than a written document, and written documents tend to drift off.</text:p>
              </text:list-item>
              <text:list-item>
                <text:p>Maintain, adopt, promote and document JSONSchema/RIParser workflow (catchy name needed!) <text:s/>on an ongoing basis. There <text:span text:style-name="T4">will</text:span> be new requirements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rap up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heers, end, comments welcome, nothing is written in stone …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VL Gothic" svg:font-family="'VL Gothic'" style:font-family-generic="system" style:font-pitch="variable"/>
    <style:font-face style:name="WenQuanYi Zen Hei Sharp" svg:font-family="'WenQuanYi Zen Hei Sharp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1T09:12:26.223092059</meta:creation-date>
    <meta:editing-duration>PT5H50M59S</meta:editing-duration>
    <meta:editing-cycles>193</meta:editing-cycles>
    <meta:generator>LibreOffice/5.2.6.2$Linux_X86_64 LibreOffice_project/a3100ed2409ebf1c212f5048fbe377c281438fdc</meta:generator>
    <dc:date>2019-06-19T17:02:53.346212810</dc:date>
    <meta:document-statistic meta:object-count="105"/>
    <meta:template xlink:type="simple" xlink:actuate="onRequest" xlink:title="" xlink:href="../../../../../../opt/libreoffice5.2/share/template/common/presnt/Midnightblue.otp" meta:date="2015-01-02T03:03:30.2962523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